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hatgpt.com/?utm_source=google&amp;utm_medium=paidsearch_brand&amp;utm_campaign=GOOG_C_SEM_GBR_Core_CHT_BAU_ACQ_PER_MIX_ALL_EMEA_DE_DE_052825&amp;utm_term=chatgpt&amp;utm_content=178909106614&amp;utm_ad=754972012791&amp;utm_match=e&amp;gad_source=1&amp;gad_campaignid=22605679089&amp;gclid=EAIaIQobChMIzp_bvMuDkQMVRaSDBx3zCARNEAAYASAAEgKZ4fD_BwE#main" text:style-name="Internet_20_link" text:visited-style-name="Visited_20_Internet_20_Link">Skip to content</text:a></text:p>
      <text:section text:style-name="Sect1" text:name="thread">
        <text:p text:style-name="P6"/>
      </text:section>
      <text:h text:style-name="P1" text:outline-level="5">You said:</text:h>
      <text:p text:style-name="Text_20_body">How do I this with bash commands with ubuntu?: Turn on Sharing Remote dektop and enable Remote Control </text:p>
      <text:h text:style-name="Heading_20_6" text:outline-level="6">ChatGPT said:</text:h>
      <text:p text:style-name="Text_20_body">To turn on <text:span text:style-name="Strong_20_Emphasis">Remote Desktop Sharing</text:span> and enable <text:span text:style-name="Strong_20_Emphasis">Remote Control</text:span> on Ubuntu via the command line, you'll typically use <text:span text:style-name="Strong_20_Emphasis"><text:span text:style-name="Source_20_Text">dconf</text:span></text:span> (which is the low-level configuration system) to modify the settings of the Desktop environment.</text:p>
      <text:p text:style-name="Text_20_body">Here's how you can do this with bash commands:</text:p>
      <text:h text:style-name="Heading_20_3" text:outline-level="3">Step 1: Install required packages</text:h>
      <text:p text:style-name="Text_20_body">Make sure you have the required packages installed. For Ubuntu, the <text:span text:style-name="Source_20_Text">vino</text:span> package is commonly used for Remote Desktop (VNC). If it's not installed, install it first:</text:p>
      <text:p text:style-name="P2"><text:span text:style-name="Source_20_Text">sudo apt update</text:span></text:p>
      <text:p text:style-name="P5"><text:span text:style-name="Source_20_Text">sudo apt install vino</text:span></text:p>
      <text:h text:style-name="Heading_20_3" text:outline-level="3">Step 2: Enable Remote Desktop Sharing</text:h>
      <text:p text:style-name="Text_20_body">To enable <text:span text:style-name="Strong_20_Emphasis">Desktop Sharing</text:span> (VNC), you can use the following <text:span text:style-name="Source_20_Text">dconf</text:span> commands:</text:p>
      <text:list text:style-name="L1">
        <text:list-item>
          <text:p text:style-name="P8"><text:span text:style-name="Strong_20_Emphasis">Enable Remote Desktop Sharing</text:span>:</text:p>
        </text:list-item>
      </text:list>
      <text:p text:style-name="P3"><text:span text:style-name="Source_20_Text">gsettings set org.gnome.Vino enabled true</text:span></text:p>
      <text:list text:style-name="L2">
        <text:list-item>
          <text:p text:style-name="P9"><text:span text:style-name="Strong_20_Emphasis">Allow Remote Control</text:span>:</text:p>
        </text:list-item>
      </text:list>
      <text:p text:style-name="P2"><text:span text:style-name="Source_20_Text">gsettings set org.gnome.Vino require-encryption false <text:s/># Optional: To disable encryption</text:span></text:p>
      <text:p text:style-name="P5"><text:span text:style-name="Source_20_Text">gsettings set org.gnome.Vino vnc-password "your_password_here" <text:s/># Set a password for VNC</text:span></text:p>
      <text:h text:style-name="Heading_20_3" text:outline-level="3">Step 3: Enable Remote Control (Allow Others to Control the Desktop)</text:h>
      <text:p text:style-name="Text_20_body">This is usually enabled by default with the command above, but you can ensure that it's explicitly allowed:</text:p>
      <text:p text:style-name="P3"><text:span text:style-name="Source_20_Text">gsettings set org.gnome.Vino view-only false</text:span></text:p>
      <text:p text:style-name="Text_20_body">This command ensures that the connected client has full control of the desktop and isn’t just viewing.</text:p>
      <text:h text:style-name="Heading_20_3" text:outline-level="3">Step 4: Allow incoming connections through the firewall</text:h>
      <text:p text:style-name="Text_20_body">If your firewall is active, you might need to allow VNC traffic. Use the following command to allow port 5900 (default VNC port):</text:p>
      <text:p text:style-name="P3"><text:span text:style-name="Source_20_Text">sudo ufw allow 5900/tcp</text:span></text:p>
      <text:h text:style-name="Heading_20_3" text:outline-level="3"><text:soft-page-break/>Step 5: Enable the Vino server to start on login</text:h>
      <text:p text:style-name="Text_20_body">Ensure the <text:span text:style-name="Strong_20_Emphasis">vino-server</text:span> starts on login, so you don’t need to start it manually every time:</text:p>
      <text:p text:style-name="P3"><text:span text:style-name="Source_20_Text">gsettings set org.gnome.Vino auth-enabled true</text:span></text:p>
      <text:p text:style-name="Horizontal_20_Line"/>
      <text:h text:style-name="Heading_20_3" text:outline-level="3">Summary of the Commands:</text:h>
      <text:p text:style-name="P2"><text:span text:style-name="Source_20_Text"># Install vino (if not installed)</text:span></text:p>
      <text:p text:style-name="P4"><text:span text:style-name="Source_20_Text">sudo apt update</text:span></text:p>
      <text:p text:style-name="P4"><text:span text:style-name="Source_20_Text">sudo apt install vino</text:span></text:p>
      <text:p text:style-name="P4"/>
      <text:p text:style-name="P4"><text:span text:style-name="Source_20_Text"># Enable Desktop Sharing</text:span></text:p>
      <text:p text:style-name="P4"><text:span text:style-name="Source_20_Text">gsettings set org.gnome.Vino enabled true</text:span></text:p>
      <text:p text:style-name="P4"/>
      <text:p text:style-name="P4"><text:span text:style-name="Source_20_Text"># Set password for VNC access (replace "your_password_here" with your actual password)</text:span></text:p>
      <text:p text:style-name="P4"><text:span text:style-name="Source_20_Text">gsettings set org.gnome.Vino vnc-password "your_password_here"</text:span></text:p>
      <text:p text:style-name="P4"/>
      <text:p text:style-name="P4"><text:span text:style-name="Source_20_Text"># Allow remote control (not just view-only)</text:span></text:p>
      <text:p text:style-name="P4"><text:span text:style-name="Source_20_Text">gsettings set org.gnome.Vino view-only false</text:span></text:p>
      <text:p text:style-name="P4"/>
      <text:p text:style-name="P4"><text:span text:style-name="Source_20_Text"># Allow VNC connections through firewall</text:span></text:p>
      <text:p text:style-name="P5"><text:span text:style-name="Source_20_Text">sudo ufw allow 5900/tcp</text:span></text:p>
      <text:p text:style-name="Text_20_body">After running these commands, <text:span text:style-name="Strong_20_Emphasis">Remote Desktop</text:span> should be enabled on your Ubuntu machine, and users can connect via a VNC client using the password you've set.</text:p>
      <text:h text:style-name="Heading_20_3" text:outline-level="3">Optional: Start Vino server manually</text:h>
      <text:p text:style-name="Text_20_body">If you need to manually start the Vino server (e.g., if it doesn’t start automatically), use this command:</text:p>
      <text:p text:style-name="P3"><text:span text:style-name="Source_20_Text">vino-server &amp;</text:span></text:p>
      <text:p text:style-name="Horizontal_20_Line"/>
      <text:p text:style-name="Text_20_body">Let me know if you need additional help with this setup!</text:p>
      <text:h text:style-name="Heading_20_5" text:outline-level="5">You said:</text:h>
      <text:p text:style-name="Text_20_body">use dconf for it</text:p>
      <text:h text:style-name="Heading_20_6" text:outline-level="6">ChatGPT said:</text:h>
      <text:p text:style-name="Text_20_body">To enable <text:span text:style-name="Strong_20_Emphasis">Remote Desktop</text:span> and <text:span text:style-name="Strong_20_Emphasis">Remote Control</text:span> using <text:span text:style-name="Source_20_Text">dconf</text:span> commands on Ubuntu, you'll be interacting directly with the GNOME settings backend via the <text:span text:style-name="Source_20_Text">dconf</text:span> CLI tool. The <text:span text:style-name="Source_20_Text">dconf</text:span> system manages configuration settings for GNOME and other applications.</text:p>
      <text:p text:style-name="Text_20_body">Here’s how you can do it step by step:</text:p>
      <text:h text:style-name="Heading_20_3" text:outline-level="3">1. Install Required Package</text:h>
      <text:p text:style-name="Text_20_body">First, if the <text:span text:style-name="Source_20_Text">dconf</text:span> CLI tools aren't installed on your system yet, you'll need to install the <text:span text:style-name="Source_20_Text">dconf-cli</text:span> package:</text:p>
      <text:p text:style-name="P2"><text:span text:style-name="Source_20_Text">sudo apt update</text:span></text:p>
      <text:p text:style-name="P5"><text:span text:style-name="Source_20_Text">sudo apt install dconf-cli</text:span></text:p>
      <text:h text:style-name="Heading_20_3" text:outline-level="3"><text:soft-page-break/>2. Enable Remote Desktop Sharing</text:h>
      <text:p text:style-name="Text_20_body">You can enable remote desktop sharing via the <text:span text:style-name="Source_20_Text">dconf</text:span> command by modifying the GNOME Vino settings, which are used for VNC-based remote desktop access.</text:p>
      <text:p text:style-name="Text_20_body">To enable <text:span text:style-name="Strong_20_Emphasis">Desktop Sharing</text:span> (VNC), use the following <text:span text:style-name="Source_20_Text">dconf</text:span> commands:</text:p>
      <text:p text:style-name="P3"><text:span text:style-name="Source_20_Text">dconf write /org/gnome/desktop/remote-access/enabled true</text:span></text:p>
      <text:p text:style-name="Text_20_body">This command enables the remote access (desktop sharing).</text:p>
      <text:h text:style-name="Heading_20_3" text:outline-level="3">3. Enable Remote Control</text:h>
      <text:p text:style-name="Text_20_body">To allow <text:span text:style-name="Strong_20_Emphasis">Remote Control</text:span> (i.e., full control over the desktop, not just view-only), use this command:</text:p>
      <text:p text:style-name="P3"><text:span text:style-name="Source_20_Text">dconf write /org/gnome/desktop/remote-access/disable-keyboard-shortcuts false</text:span></text:p>
      <text:p text:style-name="Text_20_body">This will ensure that the connected client can have full control of the desktop.</text:p>
      <text:h text:style-name="Heading_20_3" text:outline-level="3">4. Set a VNC Password</text:h>
      <text:p text:style-name="Text_20_body">To set the password for VNC, use the following <text:span text:style-name="Source_20_Text">dconf</text:span> command:</text:p>
      <text:p text:style-name="P3"><text:span text:style-name="Source_20_Text">dconf write /org/gnome/desktop/remote-access/vnc-password "'$(echo -n 'your_password' | base64)'"</text:span></text:p>
      <text:p text:style-name="Text_20_body">Replace <text:span text:style-name="Source_20_Text">'your_password'</text:span> with the password you want to use for remote access. The <text:span text:style-name="Source_20_Text">base64</text:span> encoding is required for the password value.</text:p>
      <text:h text:style-name="Heading_20_3" text:outline-level="3">5. Disable Encryption (Optional)</text:h>
      <text:p text:style-name="Text_20_body">By default, VNC usually uses encryption, but if you prefer to disable encryption (in cases where you trust the local network), use:</text:p>
      <text:p text:style-name="P3"><text:span text:style-name="Source_20_Text">dconf write /org/gnome/desktop/remote-access/require-encryption false</text:span></text:p>
      <text:p text:style-name="Text_20_body">This is optional, as encryption improves security, but it can be disabled if needed for performance reasons or simplicity.</text:p>
      <text:h text:style-name="Heading_20_3" text:outline-level="3">6. Allow Connections Through the Firewall</text:h>
      <text:p text:style-name="Text_20_body">If your firewall is enabled, you may need to allow the default VNC port (5900) to allow incoming connections:</text:p>
      <text:p text:style-name="P3"><text:span text:style-name="Source_20_Text">sudo ufw allow 5900/tcp</text:span></text:p>
      <text:h text:style-name="Heading_20_3" text:outline-level="3">7. Verify the Settings</text:h>
      <text:p text:style-name="Text_20_body">To check if the settings have been applied successfully, you can use <text:span text:style-name="Source_20_Text">dconf read</text:span> to confirm the values. For example:</text:p>
      <text:p text:style-name="P2"><text:span text:style-name="Source_20_Text">dconf read /org/gnome/desktop/remote-access/enabled</text:span></text:p>
      <text:p text:style-name="P4"><text:span text:style-name="Source_20_Text">dconf read /org/gnome/desktop/remote-access/vnc-password</text:span></text:p>
      <text:p text:style-name="P5"><text:span text:style-name="Source_20_Text">dconf read /org/gnome/desktop/remote-access/require-encryption</text:span></text:p>
      <text:p text:style-name="Text_20_body"><text:soft-page-break/>These commands will print out the current settings.</text:p>
      <text:p text:style-name="Horizontal_20_Line"/>
      <text:h text:style-name="Heading_20_3" text:outline-level="3">Complete Set of Commands:</text:h>
      <text:p text:style-name="Text_20_body">Here’s the full set of commands you would run:</text:p>
      <text:p text:style-name="P2"><text:span text:style-name="Source_20_Text"># Install dconf-cli if it's not already installed</text:span></text:p>
      <text:p text:style-name="P4"><text:span text:style-name="Source_20_Text">sudo apt update</text:span></text:p>
      <text:p text:style-name="P4"><text:span text:style-name="Source_20_Text">sudo apt install dconf-cli</text:span></text:p>
      <text:p text:style-name="P4"/>
      <text:p text:style-name="P4"><text:span text:style-name="Source_20_Text"># Enable Desktop Sharing (Remote Access)</text:span></text:p>
      <text:p text:style-name="P4"><text:span text:style-name="Source_20_Text">dconf write /org/gnome/desktop/remote-access/enabled true</text:span></text:p>
      <text:p text:style-name="P4"/>
      <text:p text:style-name="P4"><text:span text:style-name="Source_20_Text"># Enable remote control (not just viewing)</text:span></text:p>
      <text:p text:style-name="P4"><text:span text:style-name="Source_20_Text">dconf write /org/gnome/desktop/remote-access/disable-keyboard-shortcuts false</text:span></text:p>
      <text:p text:style-name="P4"/>
      <text:p text:style-name="P4"><text:span text:style-name="Source_20_Text"># Set the VNC password (replace 'your_password' with your chosen password)</text:span></text:p>
      <text:p text:style-name="P4"><text:span text:style-name="Source_20_Text">dconf write /org/gnome/desktop/remote-access/vnc-password "'$(echo -n 'your_password' | base64)'"</text:span></text:p>
      <text:p text:style-name="P4"/>
      <text:p text:style-name="P4"><text:span text:style-name="Source_20_Text"># Optional: Disable encryption for VNC (if you want)</text:span></text:p>
      <text:p text:style-name="P4"><text:span text:style-name="Source_20_Text">dconf write /org/gnome/desktop/remote-access/require-encryption false</text:span></text:p>
      <text:p text:style-name="P4"/>
      <text:p text:style-name="P4"><text:span text:style-name="Source_20_Text"># Allow VNC port through the firewall</text:span></text:p>
      <text:p text:style-name="P5"><text:span text:style-name="Source_20_Text">sudo ufw allow 5900/tcp</text:span></text:p>
      <text:h text:style-name="Heading_20_3" text:outline-level="3">Notes:</text:h>
      <text:list text:style-name="L3">
        <text:list-item>
          <text:p text:style-name="P10">Ensure you are using the correct password and encoding when setting the <text:span text:style-name="Source_20_Text">vnc-password</text:span>. The password is stored in base64 encoding.</text:p>
        </text:list-item>
        <text:list-item>
          <text:p text:style-name="P10">These <text:span text:style-name="Source_20_Text">dconf</text:span> settings directly change the GNOME desktop environment's remote access configuration.</text:p>
        </text:list-item>
      </text:list>
      <text:p text:style-name="Text_20_body">After running these commands, <text:span text:style-name="Strong_20_Emphasis">Remote Desktop Sharing</text:span> should be enabled, and you should be able to connect to the Ubuntu machine using a VNC client, providing full remote control with the password you've set.</text:p>
      <text:p text:style-name="Text_20_body">Let me know if you need further assistance!</text:p>
      <text:section text:style-name="Sect1" text:name="thread-bottom">
        <text:p text:style-name="P11"/>
      </text:section>
      <text:section text:style-name="Sect1" text:name="prompt-textarea">
        <text:p text:style-name="P11"/>
      </text:section>
      <text:section text:style-name="Sect1" text:name="radix-_r_9_">
        <text:p text:style-name="P12"/>
      </text:section>
      <text:section text:style-name="Sect1" text:name="Section1">
        <text:p text:style-name="P11"><text:bookmark text:name="thread"/></text:p>
        <text:section text:style-name="Sect1" text:name="thread-bottom-container">
          <text:p text:style-name="P11"/>
          <text:section text:style-name="Sect1" text:name="Section2">
            <text:p text:style-name="P11"><text:bookmark text:name="thread-bottom"/></text:p>
          </text:section>
          <text:p text:style-name="P7">ChatGPT can make mistakes. Check important info. See Cookie Preferences.</text:p>
        </text:section>
      </text:section>
      <text:section text:style-name="Sect1" text:name="live-region-assertive">
        <text:p text:style-name="P11"/>
      </text:section>
      <text:section text:style-name="Sect1" text:name="live-region-polite">
        <text:p text:style-name="P11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7:03:56.219898676</meta:creation-date>
    <dc:date>2025-11-21T17:05:04.637155401</dc:date>
    <meta:editing-duration>PT1M9S</meta:editing-duration>
    <meta:editing-cycles>1</meta:editing-cycles>
    <meta:document-statistic meta:table-count="0" meta:image-count="0" meta:object-count="0" meta:page-count="4" meta:paragraph-count="100" meta:word-count="920" meta:character-count="6172" meta:non-whitespace-character-count="5353"/>
    <meta:generator>LibreOffice/24.2.7.2$Linux_X86_64 LibreOffice_project/420$Build-2</meta:generator>
  </office:meta>
</office:document-meta>
</file>